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b2d" officeooo:paragraph-rsid="0010cb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FABFDABF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5:36:28.156761677</meta:creation-date>
    <dc:date>2024-04-22T15:36:54.390830982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3.7.2$Linux_X86_64 LibreOffice_project/30$Build-2</meta:generator>
  </office:meta>
</office:document-meta>
</file>